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18343" officeooo:paragraph-rsid="00118343"/>
    </style:style>
    <style:style style:name="P2" style:family="paragraph" style:parent-style-name="Standard">
      <style:paragraph-properties fo:line-height="150%"/>
      <style:text-properties style:text-position="0% 100%" officeooo:rsid="00118343" officeooo:paragraph-rsid="00118343"/>
    </style:style>
    <style:style style:name="P3" style:family="paragraph" style:parent-style-name="Standard">
      <style:paragraph-properties fo:line-height="150%"/>
      <style:text-properties style:text-position="0% 100%" officeooo:rsid="00136d56" officeooo:paragraph-rsid="00136d56"/>
    </style:style>
    <style:style style:name="P4" style:family="paragraph" style:parent-style-name="Standard">
      <style:paragraph-properties fo:line-height="150%"/>
      <style:text-properties style:text-position="0% 100%" officeooo:rsid="00136d56" officeooo:paragraph-rsid="00118343"/>
    </style:style>
    <style:style style:name="P5" style:family="paragraph" style:parent-style-name="Standard">
      <style:paragraph-properties fo:line-height="150%"/>
      <style:text-properties style:text-position="0% 100%" officeooo:rsid="00136d56" officeooo:paragraph-rsid="00145d14"/>
    </style:style>
    <style:style style:name="P6" style:family="paragraph" style:parent-style-name="Standard">
      <style:paragraph-properties fo:line-height="150%"/>
      <style:text-properties style:text-position="0% 100%" officeooo:rsid="0011a1d4" officeooo:paragraph-rsid="00118343"/>
    </style:style>
    <style:style style:name="P7" style:family="paragraph" style:parent-style-name="Standard">
      <style:paragraph-properties fo:line-height="150%"/>
      <style:text-properties style:text-position="0% 100%" officeooo:rsid="0011a1d4" officeooo:paragraph-rsid="0011a1d4"/>
    </style:style>
    <style:style style:name="P8" style:family="paragraph" style:parent-style-name="Standard">
      <style:paragraph-properties fo:line-height="150%"/>
      <style:text-properties style:text-position="0% 100%" officeooo:rsid="00145d14" officeooo:paragraph-rsid="00145d14"/>
    </style:style>
    <style:style style:name="P9" style:family="paragraph" style:parent-style-name="Standard">
      <style:paragraph-properties fo:line-height="150%"/>
      <style:text-properties style:text-position="0% 100%" officeooo:rsid="00145d14" officeooo:paragraph-rsid="001612e7"/>
    </style:style>
    <style:style style:name="P10" style:family="paragraph" style:parent-style-name="Standard">
      <style:paragraph-properties fo:line-height="150%"/>
      <style:text-properties style:text-position="0% 100%" officeooo:rsid="001612e7" officeooo:paragraph-rsid="001612e7"/>
    </style:style>
    <style:style style:name="P11" style:family="paragraph" style:parent-style-name="Standard">
      <style:paragraph-properties fo:line-height="150%"/>
      <style:text-properties style:text-position="super 58%" officeooo:rsid="0011a1d4" officeooo:paragraph-rsid="0011a1d4"/>
    </style:style>
    <style:style style:name="P12" style:family="paragraph" style:parent-style-name="Standard">
      <style:paragraph-properties fo:line-height="150%"/>
      <style:text-properties style:text-position="super 58%" officeooo:rsid="001612e7" officeooo:paragraph-rsid="001612e7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1a1d4"/>
    </style:style>
    <style:style style:name="T3" style:family="text">
      <style:text-properties style:text-position="super 58%" officeooo:rsid="00136d56"/>
    </style:style>
    <style:style style:name="T4" style:family="text">
      <style:text-properties style:text-position="super 58%" officeooo:rsid="00145d14"/>
    </style:style>
    <style:style style:name="T5" style:family="text">
      <style:text-properties style:text-position="super 58%" officeooo:rsid="001612e7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136d56"/>
    </style:style>
    <style:style style:name="T8" style:family="text">
      <style:text-properties style:text-position="0% 100%" officeooo:rsid="001ddd94"/>
    </style:style>
    <style:style style:name="T9" style:family="text">
      <style:text-properties officeooo:rsid="0011a1d4"/>
    </style:style>
    <style:style style:name="T10" style:family="text">
      <style:text-properties officeooo:rsid="00136d56"/>
    </style:style>
    <style:style style:name="T11" style:family="text">
      <style:text-properties officeooo:rsid="00145d14"/>
    </style:style>
    <style:style style:name="T12" style:family="text">
      <style:text-properties officeooo:rsid="001612e7"/>
    </style:style>
    <style:style style:name="T13" style:family="text">
      <style:text-properties officeooo:rsid="00187531"/>
    </style:style>
    <style:style style:name="T14" style:family="text">
      <style:text-properties officeooo:rsid="0019d1c8"/>
    </style:style>
    <style:style style:name="T15" style:family="text">
      <style:text-properties officeooo:rsid="001ae05c"/>
    </style:style>
    <style:style style:name="T16" style:family="text">
      <style:text-properties officeooo:rsid="001c007a"/>
    </style:style>
    <style:style style:name="T17" style:family="text">
      <style:text-properties officeooo:rsid="001ddd94"/>
    </style:style>
    <style:style style:name="T18" style:family="text">
      <style:text-properties officeooo:rsid="001f35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<text:span text:style-name="T13">y bienvenido a esta nueva lección</text:span>, <text:s/>el tema de este video <text:span text:style-name="T17">son los</text:span> exponentes y radicales, los exponentes es lo que se conoce como potencia y los radicales como <text:span text:style-name="T10">raíces</text:span>, no necesariamente cuadradas, pu<text:span text:style-name="T10">e</text:span>den ser <text:span text:style-name="T10">raíces</text:span> cubicas, o cuartas, o lo que sea. </text:p>
      <text:p text:style-name="P1">Comencemos por explicar que es un exponente o <text:s/>potencia, luce de esta manera a<text:span text:style-name="T1">n </text:span><text:span text:style-name="T6">el </text:span><text:span text:style-name="T7">símbolo</text:span><text:span text:style-name="T6"> a se le llama base y la n el exponente, </text:span><text:span text:style-name="T7">cabe aclarar que ambos son variables, es decir pueden ser sustituidos por cualquier numero, </text:span><text:span text:style-name="T6"><text:s/>y </text:span><text:span text:style-name="T7">exponente </text:span><text:span text:style-name="T6">quiere decir que la base se multiplicara por ella misma, n veces, </text:span></text:p>
      <text:p text:style-name="P2"/>
      <text:p text:style-name="P1"><text:span text:style-name="T6"><text:tab/><text:tab/><text:tab/><text:tab/>a</text:span><text:span text:style-name="T1">n</text:span><text:span text:style-name="T6">=a*a*a*a*a*a*a*a <text:s/>n veces</text:span></text:p>
      <text:p text:style-name="P3">ademas tenemos definido </text:p>
      <text:p text:style-name="P2"/>
      <text:p text:style-name="P1"><text:span text:style-name="T6"><text:tab/><text:tab/><text:tab/><text:tab/></text:span><text:span text:style-name="T7">a</text:span><text:span text:style-name="T3">0</text:span><text:span text:style-name="T7">=1</text:span></text:p>
      <text:p text:style-name="P3">y </text:p>
      <text:p text:style-name="P4"/>
      <text:p text:style-name="P1"><text:span text:style-name="T7"><text:tab/><text:tab/><text:tab/>si n es un entero negativo entonces a</text:span><text:span text:style-name="T3">n</text:span><text:span text:style-name="T7">=1/a</text:span><text:span text:style-name="T3">-n</text:span></text:p>
      <text:p text:style-name="P2"/>
      <text:p text:style-name="P1"><text:span text:style-name="T6">por ejemplo si </text:span><text:span text:style-name="T7">tuviéramos</text:span><text:span text:style-name="T6"> 2</text:span><text:span text:style-name="T1">6</text:span><text:span text:style-name="T6"> esto es igual a 2 multiplicado por 2, por 2, por 2, por 2, por 2, </text:span><text:span text:style-name="T8">la diferencia entre esto y multiplicar</text:span><text:span text:style-name="T6"> 2*6, </text:span><text:span text:style-name="T8">es</text:span><text:span text:style-name="T6"> que en este caso se </text:span><text:span text:style-name="T7">estaría</text:span><text:span text:style-name="T6"> multiplicando dos </text:span><text:span text:style-name="T7">números</text:span><text:span text:style-name="T6"> distintos entre si, mientras que la potencia se </text:span><text:span text:style-name="T7">estaría</text:span><text:span text:style-name="T6"> multiplicando, el mismo numero 6 veces, hay algunas </text:span><text:span text:style-name="T7">características</text:span><text:span text:style-name="T6"> importantes de los exponentes, de nuevo no es necesario </text:span><text:span text:style-name="T7">aprendérselas</text:span><text:span text:style-name="T6">, se pueden buscar en cualquier momento en internet, buscando leyes de los exponentes, pero es importante entenderlas, </text:span></text:p>
      <text:p text:style-name="P2"/>
      <text:p text:style-name="P1"><text:span text:style-name="T6">1. a</text:span><text:span text:style-name="T1">m</text:span><text:span text:style-name="T6">a</text:span><text:span text:style-name="T1">n</text:span><text:span text:style-name="T6">=a</text:span><text:span text:style-name="T1">n+m</text:span></text:p>
      <text:p text:style-name="P2"/>
      <text:p text:style-name="P2">esto es muy sencillo de comprobar ya que a<text:span text:style-name="T1">m</text:span>=a*a*a*a m veces y a<text:span text:style-name="T1">n</text:span>=a*a*a*a*a n veces, entonces al multiplicarse y como el orden de los factores no altera el producto, tendremos n+m veces a.</text:p>
      <text:p text:style-name="P2"/>
      <text:p text:style-name="P2">2.(a<text:span text:style-name="T1">m</text:span>)<text:span text:style-name="T1">n</text:span>=a<text:span text:style-name="T1">mn </text:span></text:p>
      <text:p text:style-name="P2"/>
      <text:p text:style-name="P2">siguiendo la misma <text:span text:style-name="T9">definición (a</text:span><text:span text:style-name="T2">m</text:span><text:span text:style-name="T9">)</text:span><text:span text:style-name="T2">n</text:span><text:span text:style-name="T9">=n veces a</text:span><text:span text:style-name="T2">m </text:span><text:span text:style-name="T9">pero como a</text:span><text:span text:style-name="T2">m</text:span><text:span text:style-name="T9">= m veces a, al final tendremos a</text:span><text:span text:style-name="T2">nm</text:span></text:p>
      <text:p text:style-name="P6"/>
      <text:p text:style-name="P7">3.(ab)<text:span text:style-name="T1">n</text:span>=a<text:span text:style-name="T1">n</text:span>b<text:span text:style-name="T1">n</text:span></text:p>
      <text:p text:style-name="P11"/>
      <text:p text:style-name="P7">por <text:span text:style-name="T16">definición</text:span> (ab)<text:span text:style-name="T1">n</text:span>=n veces ab por lo que abra n veces a y n veces b</text:p>
      <text:p text:style-name="P7"><text:soft-page-break/></text:p>
      <text:p text:style-name="P7">4.(a/b)<text:span text:style-name="T1">n</text:span>=a<text:span text:style-name="T1">n</text:span>/b<text:span text:style-name="T1">n</text:span> si b no es 0</text:p>
      <text:p text:style-name="P7"/>
      <text:p text:style-name="P3">la <text:span text:style-name="T16">expresión</text:span> a/b contiene n factores de a y n factores de 1/b <text:span text:style-name="T16">así</text:span> que como en el caso anterior abra n factores de a y n de b</text:p>
      <text:p text:style-name="P3"/>
      <text:p text:style-name="P3">5.a<text:span text:style-name="T1">m</text:span>/a<text:span text:style-name="T1">n </text:span>=, <text:s text:c="7"/>a<text:span text:style-name="T1">m-n <text:s text:c="2"/></text:span>si m&gt;n, <text:s text:c="21"/>1/a<text:span text:style-name="T1">n-m </text:span>si m&lt;n, a no es 0 <text:s text:c="15"/>y 1 <text:s text:c="2"/>si m=n</text:p>
      <text:p text:style-name="P3"/>
      <text:p text:style-name="P5">esta ultima propiedad puede parecer confusa pero veamos nuestra definición de exponente y podremos entenderla fácilmente, hay tres casos posibles como podemos ver, el primer caso es que m <text:span text:style-name="T11">sea</text:span> un numero mayor que n, por lo que tendremos m veces a dividida entre n veces a, es decir que tendremos n grupos de a/a y por definición a/a es 1 <text:span text:style-name="T11">como lo vimos en la clase pasada, y nos sobraran m-n letras a, el segundo caso es que m&lt;n ocurre lo mismo pero ahora nos sobraran n-m 1/a, y si m=n por el mismo motivo es igual a 1. veamos algunos ejemplos para que quede más claro </text:span></text:p>
      <text:p text:style-name="P8">ahora esta definición es muy matemática y esta muy bien, pero la verdad es que podríamos decir </text:p>
      <text:p text:style-name="P8"><text:tab/><text:tab/><text:tab/><text:tab/><text:tab/></text:p>
      <text:p text:style-name="P8"><text:tab/><text:tab/><text:tab/><text:tab/><text:tab/> <text:span text:style-name="T10">a</text:span><text:span text:style-name="T3">m</text:span><text:span text:style-name="T10">/a</text:span><text:span text:style-name="T3">n </text:span><text:span text:style-name="T10">=a</text:span><text:span text:style-name="T3">m-n</text:span></text:p>
      <text:p text:style-name="P3"/>
      <text:p text:style-name="P8">siempre, te aseguro que funcionara, y así nos evitamos aprender los tres casos solo con que entendamos este basta, veamos algunos ejemplos para que quede mas claro. </text:p>
      <text:p text:style-name="P8">Tomemos dos números enteros cualquiera <text:s/>digamos m es 4 y n es 2 y una base digamos 6 tendríamos</text:p>
      <text:p text:style-name="P3"/>
      <text:p text:style-name="P5"><text:tab/><text:tab/><text:tab/><text:tab/><text:tab/><text:tab/><text:tab/><text:span text:style-name="T11"> 6</text:span><text:span text:style-name="T4">4</text:span>/<text:span text:style-name="T11">6</text:span><text:span text:style-name="T4">2</text:span><text:span text:style-name="T1"> </text:span>=<text:span text:style-name="T11">6</text:span><text:span text:style-name="T4">4-2</text:span><text:span text:style-name="T11">=6</text:span><text:span text:style-name="T4">2</text:span><text:span text:style-name="T11">=36</text:span></text:p>
      <text:p text:style-name="P5"/>
      <text:p text:style-name="P8">con la misma base el número 6 tomemos ahora que m sea 2 y n 4 para que n sea mayor, tendríamos</text:p>
      <text:p text:style-name="P8"/>
      <text:p text:style-name="P8"><text:tab/><text:tab/><text:tab/><text:tab/><text:tab/><text:tab/><text:tab/> 6<text:span text:style-name="T1">2</text:span><text:span text:style-name="T10">/</text:span>6<text:span text:style-name="T1">4</text:span><text:span text:style-name="T3"> </text:span><text:span text:style-name="T10">=</text:span>6<text:span text:style-name="T1">2-4</text:span>=6<text:span text:style-name="T1">-2</text:span></text:p>
      <text:p text:style-name="P8">y por definición </text:p>
      <text:p text:style-name="P9"><text:tab/><text:tab/><text:tab/><text:tab/><text:tab/><text:span text:style-name="T10">si n es un entero negativo entonces a</text:span><text:span text:style-name="T3">n</text:span><text:span text:style-name="T10">=1/a</text:span><text:span text:style-name="T3">-n</text:span></text:p>
      <text:p text:style-name="P10">tendríamos entonces </text:p>
      <text:p text:style-name="P9"><text:tab/><text:tab/><text:tab/><text:tab/><text:tab/><text:tab/><text:tab/>6<text:span text:style-name="T1">-2</text:span><text:span text:style-name="T12">=1/6</text:span><text:span text:style-name="T5">-(-2)</text:span><text:span text:style-name="T12">=1/6</text:span><text:span text:style-name="T5">2</text:span></text:p>
      <text:p text:style-name="P12"/>
      <text:p text:style-name="P10">ves! cumple con la regla </text:p>
      <text:p text:style-name="P10"><text:soft-page-break/><text:tab/><text:tab/><text:tab/><text:tab/><text:tab/><text:tab/><text:span text:style-name="T10">1/a</text:span><text:span text:style-name="T3">n-m </text:span><text:span text:style-name="T10">si m&lt;n, a no es 0 <text:s/></text:span></text:p>
      <text:p text:style-name="P10">aun cuando no <text:span text:style-name="T18">la estamos utilizando directamente</text:span>; <text:span text:style-name="T14">así</text:span> deben ser las <text:span text:style-name="T14">matemáticas</text:span>, muchas formas de llegar al mismo resultado. </text:p>
      <text:p text:style-name="P10">Por ultimo tomemos a m y n igual a 2 con la misma base es decir el 6, tendríamos, </text:p>
      <text:p text:style-name="P10"><text:tab/><text:tab/><text:tab/><text:tab/><text:tab/><text:tab/><text:tab/><text:span text:style-name="T11"> 6</text:span><text:span text:style-name="T4">2</text:span><text:span text:style-name="T10">/6</text:span><text:span text:style-name="T1">2</text:span><text:span text:style-name="T3"> </text:span><text:span text:style-name="T10">=6</text:span><text:span text:style-name="T3">2-</text:span><text:span text:style-name="T1">2</text:span><text:span text:style-name="T10">=6</text:span><text:span text:style-name="T1">0</text:span></text:p>
      <text:p text:style-name="P10">que de nuevo por definición, vemos que es igual a 1. </text:p>
      <text:p text:style-name="P10">Espero haya quedado claro, <text:span text:style-name="T18">este</text:span> es un tema un poquito complejo pero una vez que lo entiendes ya te parecerá incluso fácil. <text:span text:style-name="T15">Aquí termina esta lección, y espero verte nuevamente con muchas ganas de seguir aprendiendo, hasta luego.</text:span> <text:tab/><text:tab/><text:tab/><text:tab/><text:tab/><text:tab/><text:tab/></text:p>
      <text:p text:style-name="P8"/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7:18:22.567000000</meta:creation-date>
    <dc:date>2020-03-19T07:16:46.276000000</dc:date>
    <meta:editing-duration>PT1H12M11S</meta:editing-duration>
    <meta:editing-cycles>9</meta:editing-cycles>
    <meta:generator>LibreOffice/6.1.1.2$Windows_X86_64 LibreOffice_project/5d19a1bfa650b796764388cd8b33a5af1f5baa1b</meta:generator>
    <meta:document-statistic meta:table-count="0" meta:image-count="0" meta:object-count="0" meta:page-count="3" meta:paragraph-count="37" meta:word-count="632" meta:character-count="3591" meta:non-whitespace-character-count="2854"/>
  </office:meta>
</office:document-meta>
</file>